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0736" officeooo:paragraph-rsid="00120736"/>
    </style:style>
    <style:style style:name="P2" style:family="paragraph" style:parent-style-name="Standard">
      <style:text-properties officeooo:rsid="00120736" officeooo:paragraph-rsid="00120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터미널 1 – ROS1 Master]</text:p>
      <text:p text:style-name="P2">cd ~/gap_detect_v1_ws</text:p>
      <text:p text:style-name="P2">source scripts/setup_ros1_env.sh</text:p>
      <text:p text:style-name="P2">roscore</text:p>
      <text:p text:style-name="P2"/>
      <text:p text:style-name="P2"/>
      <text:p text:style-name="P2">[터미널 2 – ROS Daemon]</text:p>
      <text:p text:style-name="P2">cd ~/gap_detect_v1_ws</text:p>
      <text:p text:style-name="P2">source scripts/setup_ros2_env.sh</text:p>
      <text:p text:style-name="P2">ros2 daemon start</text:p>
      <text:p text:style-name="P2"/>
      <text:p text:style-name="P2">[터미널 3 – ros1_bridge]</text:p>
      <text:p text:style-name="P2">cd ~/gap_detect_v1_ws</text:p>
      <text:p text:style-name="P2">source scripts/setup_bridge_env.sh</text:p>
      <text:p text:style-name="P2">ros2 run ros1_bridge dynamic_bridge</text:p>
      <text:p text:style-name="P2"/>
      <text:p text:style-name="P2">[터미널 4 – ROS1 Talker]</text:p>
      <text:p text:style-name="P2">cd ~/gap_detect_v1_ws</text:p>
      <text:p text:style-name="P2">source scripts/setup_ros1_env.sh</text:p>
      <text:p text:style-name="P2">rosrun roscpp_tutorials talker</text:p>
      <text:p text:style-name="P1"/>
      <text:p text:style-name="P2">[터미널 5 – ROS2 Listener]</text:p>
      <text:p text:style-name="P2">cd ~/gap_detect_v1_ws</text:p>
      <text:p text:style-name="P2">source scripts/setup_ros2_env.sh</text:p>
      <text:p text:style-name="P2">ros2 run demo_nodes_cpp listen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1:06:14.444416520</meta:creation-date>
    <dc:date>2025-10-20T11:08:52.370773807</dc:date>
    <meta:editing-duration>PT2M38S</meta:editing-duration>
    <meta:editing-cycles>1</meta:editing-cycles>
    <meta:document-statistic meta:table-count="0" meta:image-count="0" meta:object-count="0" meta:page-count="1" meta:paragraph-count="20" meta:word-count="69" meta:character-count="494" meta:non-whitespace-character-count="455"/>
    <meta:generator>LibreOffice/7.3.7.2$Linux_X86_64 LibreOffice_project/30$Build-2</meta:generator>
  </office:meta>
</office:document-meta>
</file>